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18.9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row table:style-name="ro1">
          <table:table-cell table:number-columns-repeated="2" office:value-type="string" calcext:value-type="string">
            <text:p>Cliente</text:p>
          </table:table-cell>
          <table:table-cell table:style-name="ce1" office:value-type="string" calcext:value-type="string">
            <text:p>Mensagem</text:p>
          </table:table-cell>
        </table:table-row>
        <table:table-row table:style-name="ro1">
          <table:table-cell table:style-name="ce2" office:value-type="float" office:value="23791" calcext:value-type="float">
            <text:p>23791</text:p>
          </table:table-cell>
          <table:table-cell table:style-name="ce2"/>
          <table:table-cell office:value-type="string" calcext:value-type="string">
            <text:p>ERRO: Existem movimentações para este cliente. CNPJ/CPF não pode ser alterado. (TC085CLI.CheckCgcCpf)</text:p>
          </table:table-cell>
        </table:table-row>
        <table:table-row table:style-name="ro1">
          <table:table-cell office:value-type="float" office:value="59227" calcext:value-type="float">
            <text:p>59227</text:p>
          </table:table-cell>
          <table:table-cell/>
          <table:table-cell office:value-type="string" calcext:value-type="string">
            <text:p>ERRO: Existem movimentações para este cliente. CNPJ/CPF não pode ser alterado. (TC085CLI.CheckCgcCpf)</text:p>
          </table:table-cell>
        </table:table-row>
        <table:table-row table:style-name="ro1">
          <table:table-cell office:value-type="float" office:value="59759" calcext:value-type="float">
            <text:p>59759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56394" calcext:value-type="float">
            <text:p>56394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29327" calcext:value-type="float">
            <text:p>29327</text:p>
          </table:table-cell>
          <table:table-cell/>
          <table:table-cell office:value-type="string" calcext:value-type="string">
            <text:p>ERRO: Existem movimentações para este cliente. CNPJ/CPF não pode ser alterado. (TC085CLI.CheckCgcCpf)</text:p>
          </table:table-cell>
        </table:table-row>
        <table:table-row table:style-name="ro1">
          <table:table-cell table:style-name="ce3" office:value-type="float" office:value="59715" calcext:value-type="float">
            <text:p>59715</text:p>
          </table:table-cell>
          <table:table-cell table:style-name="ce3"/>
          <table:table-cell office:value-type="string" calcext:value-type="string">
            <text:p>ERRO: Existem movimentações para este cliente. CNPJ/CPF não pode ser alterado. (TC085CLI.CheckCgcCpf)</text:p>
          </table:table-cell>
        </table:table-row>
        <table:table-row table:style-name="ro1">
          <table:table-cell office:value-type="float" office:value="48974" calcext:value-type="float">
            <text:p>48974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27794" calcext:value-type="float">
            <text:p>27794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58171" calcext:value-type="float">
            <text:p>58171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59720" calcext:value-type="float">
            <text:p>59720</text:p>
          </table:table-cell>
          <table:table-cell/>
          <table:table-cell office:value-type="string" calcext:value-type="string">
            <text:p>ERRO: Existem movimentações para este cliente. CNPJ/CPF não pode ser alterado. (TC085CLI.CheckCgcCpf)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/>
          <table:table-cell office:value-type="string" calcext:value-type="string">
            <text:p>ERRO: Informe [S]im ou [N]ão para Retenção CSLL. (TC085CLI.CheckRetCsl)</text:p>
          </table:table-cell>
        </table:table-row>
        <table:table-row table:style-name="ro1">
          <table:table-cell table:style-name="ce3" office:value-type="float" office:value="59812" calcext:value-type="float">
            <text:p>59812</text:p>
          </table:table-cell>
          <table:table-cell table:style-name="ce3"/>
          <table:table-cell office:value-type="string" calcext:value-type="string">
            <text:p>ERRO: Existem movimentações para este cliente. CNPJ/CPF não pode ser alterado. (TC085CLI.CheckCgcCpf)</text:p>
          </table:table-cell>
        </table:table-row>
        <table:table-row table:style-name="ro1">
          <table:table-cell office:value-type="float" office:value="23448" calcext:value-type="float">
            <text:p>23448</text:p>
          </table:table-cell>
          <table:table-cell/>
          <table:table-cell office:value-type="string" calcext:value-type="string">
            <text:p>ERRO: Existem movimentações para este cliente. CNPJ/CPF não pode ser alterado. (TC085CLI.CheckCgcCpf)</text:p>
          </table:table-cell>
        </table:table-row>
        <table:table-row table:style-name="ro1">
          <table:table-cell office:value-type="float" office:value="36610" calcext:value-type="float">
            <text:p>36610</text:p>
          </table:table-cell>
          <table:table-cell/>
          <table:table-cell office:value-type="string" calcext:value-type="string">
            <text:p>ERRO: Existem movimentações para este cliente. CNPJ/CPF não pode ser alterado. (TC085CLI.CheckCgcCpf)</text:p>
          </table:table-cell>
        </table:table-row>
        <table:table-row table:style-name="ro2">
          <table:table-cell office:value-type="float" office:value="37267" calcext:value-type="float">
            <text:p>37267</text:p>
          </table:table-cell>
          <table:table-cell/>
          <table:table-cell office:value-type="string" calcext:value-type="string">
            <text:p>ERRO: Erro de acesso ao banco de dados: </text:p>
            <text:p>Banco de Dados: Oracle 11.</text:p>
            <text:p>Erro do Banco (20001): ORA-20001: Código do fornecedor não pode ser diferente do código do cliente</text:p>
            <text:p>ORA-06512: at "SAPIENS.T085CLI_ATU_CODFOR", line 1</text:p>
            <text:p>ORA-04088: error during execution of trigger 'SAPIENS.T085CLI_ATU_CODFOR'</text:p>
            <text:p> (TC085CLI.AfterModify)</text:p>
          </table:table-cell>
        </table:table-row>
        <table:table-row table:style-name="ro1">
          <table:table-cell office:value-type="float" office:value="27131" calcext:value-type="float">
            <text:p>27131</text:p>
          </table:table-cell>
          <table:table-cell/>
          <table:table-cell office:value-type="string" calcext:value-type="string">
            <text:p>ERRO: Existem movimentações para este cliente. CNPJ/CPF não pode ser alterado. (TC085CLI.CheckCgcCpf)</text:p>
          </table:table-cell>
        </table:table-row>
        <table:table-row table:style-name="ro1">
          <table:table-cell office:value-type="float" office:value="29018" calcext:value-type="float">
            <text:p>29018</text:p>
          </table:table-cell>
          <table:table-cell/>
          <table:table-cell office:value-type="string" calcext:value-type="string">
            <text:p>ERRO: Falha ao atualizar campo de usuário na tabela "E085CLI": Violação de chave</text:p>
          </table:table-cell>
        </table:table-row>
        <table:table-row table:style-name="ro1">
          <table:table-cell office:value-type="float" office:value="38228" calcext:value-type="float">
            <text:p>38228</text:p>
          </table:table-cell>
          <table:table-cell/>
          <table:table-cell office:value-type="string" calcext:value-type="string">
            <text:p>ERRO: Existem movimentações para este cliente. CNPJ/CPF não pode ser alterado. (TC085CLI.CheckCgcCpf)</text:p>
          </table:table-cell>
        </table:table-row>
        <table:table-row table:style-name="ro1">
          <table:table-cell office:value-type="float" office:value="61902" calcext:value-type="float">
            <text:p>61902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45773" calcext:value-type="float">
            <text:p>45773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25053" calcext:value-type="float">
            <text:p>25053</text:p>
          </table:table-cell>
          <table:table-cell/>
          <table:table-cell office:value-type="string" calcext:value-type="string">
            <text:p>ERRO: Existem movimentações para este cliente. CNPJ/CPF não pode ser alterado. (TC085CLI.CheckCgcCpf)</text:p>
          </table:table-cell>
        </table:table-row>
        <table:table-row table:style-name="ro2">
          <table:table-cell office:value-type="float" office:value="37358" calcext:value-type="float">
            <text:p>37358</text:p>
          </table:table-cell>
          <table:table-cell/>
          <table:table-cell office:value-type="string" calcext:value-type="string">
            <text:p>ERRO: Erro de acesso ao banco de dados: </text:p>
            <text:p>Banco de Dados: Oracle 11.</text:p>
            <text:p>Erro do Banco (20001): ORA-20001: Código do fornecedor não pode ser diferente do código do cliente</text:p>
            <text:p>ORA-06512: at "SAPIENS.T085CLI_ATU_CODFOR", line 1</text:p>
            <text:p>ORA-04088: error during execution of trigger 'SAPIENS.T085CLI_ATU_CODFOR'</text:p>
            <text:p> (TC085CLI.AfterModify)</text:p>
          </table:table-cell>
        </table:table-row>
        <table:table-row table:style-name="ro1">
          <table:table-cell office:value-type="float" office:value="25115" calcext:value-type="float">
            <text:p>25115</text:p>
          </table:table-cell>
          <table:table-cell/>
          <table:table-cell office:value-type="string" calcext:value-type="string">
            <text:p>ERRO: A Inscrição Estadual está incorreta para o Estado informado. (TC085CLI.LastCheck)</text:p>
          </table:table-cell>
        </table:table-row>
        <table:table-row table:style-name="ro2">
          <table:table-cell office:value-type="float" office:value="41281" calcext:value-type="float">
            <text:p>41281</text:p>
          </table:table-cell>
          <table:table-cell/>
          <table:table-cell office:value-type="string" calcext:value-type="string">
            <text:p>ERRO: Erro de acesso ao banco de dados: </text:p>
            <text:p>Banco de Dados: Oracle 11.</text:p>
            <text:p>Erro do Banco (20001): ORA-20001: Código do fornecedor não pode ser diferente do código do cliente</text:p>
            <text:p>ORA-06512: at "SAPIENS.T085CLI_ATU_CODFOR", line 1</text:p>
            <text:p>ORA-04088: error during execution of trigger 'SAPIENS.T085CLI_ATU_CODFOR'</text:p>
            <text:p> (TC085CLI.AfterModify)</text:p>
          </table:table-cell>
        </table:table-row>
        <table:table-row table:style-name="ro1">
          <table:table-cell office:value-type="float" office:value="27350" calcext:value-type="float">
            <text:p>27350</text:p>
          </table:table-cell>
          <table:table-cell/>
          <table:table-cell office:value-type="string" calcext:value-type="string">
            <text:p>ERRO: Existem movimentações para este cliente. CNPJ/CPF não pode ser alterado. (TC085CLI.CheckCgcCpf)</text:p>
          </table:table-cell>
        </table:table-row>
        <table:table-row table:style-name="ro1">
          <table:table-cell office:value-type="float" office:value="23966" calcext:value-type="float">
            <text:p>23966</text:p>
          </table:table-cell>
          <table:table-cell/>
          <table:table-cell office:value-type="string" calcext:value-type="string">
            <text:p>ERRO: Existem movimentações para este cliente. CNPJ/CPF não pode ser alterado. (TC085CLI.CheckCgcCpf)</text:p>
          </table:table-cell>
        </table:table-row>
        <table:table-row table:style-name="ro2">
          <table:table-cell office:value-type="float" office:value="27154" calcext:value-type="float">
            <text:p>27154</text:p>
          </table:table-cell>
          <table:table-cell/>
          <table:table-cell office:value-type="string" calcext:value-type="string">
            <text:p>ERRO: Erro de acesso ao banco de dados: </text:p>
            <text:p>Banco de Dados: Oracle 11.</text:p>
            <text:p>Erro do Banco (20001): ORA-20001: Código do fornecedor não pode ser diferente do código do cliente</text:p>
            <text:p>ORA-06512: at "SAPIENS.T085CLI_ATU_CODFOR", line 1</text:p>
            <text:p>ORA-04088: error during execution of trigger 'SAPIENS.T085CLI_ATU_CODFOR'</text:p>
            <text:p> (TC085CLI.AfterModify)</text:p>
          </table:table-cell>
        </table:table-row>
        <table:table-row table:style-name="ro2">
          <table:table-cell office:value-type="float" office:value="29077" calcext:value-type="float">
            <text:p>29077</text:p>
          </table:table-cell>
          <table:table-cell/>
          <table:table-cell office:value-type="string" calcext:value-type="string">
            <text:p>ERRO: Erro de acesso ao banco de dados: </text:p>
            <text:p>Banco de Dados: Oracle 11.</text:p>
            <text:p>Erro do Banco (20001): ORA-20001: Código do fornecedor não pode ser diferente do código do cliente</text:p>
            <text:p>ORA-06512: at "SAPIENS.T085CLI_ATU_CODFOR", line 1</text:p>
            <text:p>ORA-04088: error during execution of trigger 'SAPIENS.T085CLI_ATU_CODFOR'</text:p>
            <text:p> (TC085CLI.AfterModify)</text:p>
          </table:table-cell>
        </table:table-row>
        <table:table-row table:style-name="ro1">
          <table:table-cell office:value-type="float" office:value="24916" calcext:value-type="float">
            <text:p>24916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24925" calcext:value-type="float">
            <text:p>24925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23622" calcext:value-type="float">
            <text:p>23622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23744" calcext:value-type="float">
            <text:p>23744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52413" calcext:value-type="float">
            <text:p>52413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37229" calcext:value-type="float">
            <text:p>37229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37243" calcext:value-type="float">
            <text:p>37243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27755" calcext:value-type="float">
            <text:p>27755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29276" calcext:value-type="float">
            <text:p>29276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29441" calcext:value-type="float">
            <text:p>29441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28121" calcext:value-type="float">
            <text:p>28121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28926" calcext:value-type="float">
            <text:p>28926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29116" calcext:value-type="float">
            <text:p>29116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26257" calcext:value-type="float">
            <text:p>26257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26218" calcext:value-type="float">
            <text:p>26218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26586" calcext:value-type="float">
            <text:p>26586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26204" calcext:value-type="float">
            <text:p>26204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26474" calcext:value-type="float">
            <text:p>26474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26925" calcext:value-type="float">
            <text:p>26925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25375" calcext:value-type="float">
            <text:p>25375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23478" calcext:value-type="float">
            <text:p>23478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table:style-name="ce4" office:value-type="float" office:value="24567" calcext:value-type="float">
            <text:p>24567</text:p>
          </table:table-cell>
          <table:table-cell table:style-name="ce4"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>
          <table:table-cell office:value-type="float" office:value="25124" calcext:value-type="float">
            <text:p>25124</text:p>
          </table:table-cell>
          <table:table-cell/>
          <table:table-cell office:value-type="string" calcext:value-type="string">
            <text:p>ERRO: Estado incompatível com o tipo de mercado do cliente. (TC085CLI.CheckSigUfs)</text:p>
          </table:table-cell>
        </table:table-row>
        <table:table-row table:style-name="ro1" table:number-rows-repeated="48">
          <table:table-cell table:style-name="ce5" table:number-columns-repeated="3"/>
        </table:table-row>
        <table:table-row table:style-name="ro1">
          <table:table-cell table:style-name="ce5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23:42:56.251031318</meta:creation-date>
    <dc:date>2021-07-28T02:03:50.268091609</dc:date>
    <meta:editing-duration>PT1M53S</meta:editing-duration>
    <meta:editing-cycles>1</meta:editing-cycles>
    <meta:generator>LibreOffice/6.4.7.2$Linux_X86_64 LibreOffice_project/40$Build-2</meta:generator>
    <meta:document-statistic meta:table-count="1" meta:cell-count="107" meta:object-count="0"/>
  </office:meta>
</office:document-meta>
</file>